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Give me a good reason not to. Tell me why, every time we masturbate, I feel like shit, I feel defeated. It's strange, isn't it? If we feel so bad about it, we should know why, and yet, we don't. Why does it hurt? Why does it suck? Why do I feel bad about it? Defeated by it? Tell me why. I don't understand why I shouldn't masturbate, there's nothing about it that seems so malign to me, if it is done only every once in a while. Please, tell me why I shouldn't do it, I don't understand. I don't understand myself. Why. Why do I feel like this. Is it my own fault? Surely at least in part. But, that's not it, is it? So, why? </text:p>
      <text:p text:style-name="Normal">Let's try and figure it out, let's try and find out. Please, tell me why it's wrong to do it even only every once in a while. Why shouldn't I masturbate? Give me a reason to resist the temptation, to fight off the urge. Give me a reason to fight. And, I want only the truth. </text:p>
      <text:p text:style-name="Normal"/>
      <text:p text:style-name="Normal">You know, I think reality is hard. I think the truth of it is difficult. The truth is, I don't know why. I don't. And I don't think searching for it within our heart will reveal any more. You know, I think the only thing I can tell you is to trust me. To trust our heart. I think, God made it on purpose, that we don't know why. Or, if not God, then something, someone made it on purpose that we don't know why. Maybe so they could keep feeding on us. Who knows. But, I believe it's bad. I believe it's not good for us to masturbate. Actually, I think it's okay, every once in a while, but, then, I don't know what to tell you. I think the only thing we can do is trust our heart. Trust our hurt. Trust that pain we get every time we masturbate, that pain that tells us that it's not okay. I think, only our pain knows, and the only thing we can do is believe in it. To have faith in it. It's the hardest thing in the world, trusting something as immaterial as pain, as inconcrete as our hurt. But, it's the only thing we can do. I'd come here hoping that we'd find a reason, and that with that reason, we would have a true chance of winning every fight with ourselves. And instead, all I show you is my pain. All I have to give to you is my hurt. All I can tell you is to trust it, to have faith in it. I'm sorry, but that's the best I think we can do. </text:p>
      <text:p text:style-name="Normal">We will lose fights with this, you know? </text:p>
      <text:p text:style-name="Normal">Will we?</text:p>
      <text:p text:style-name="Normal">I think we will. It's so weak, it's so hard to hold on to it, to believe in it, and even when we believe in it, what will it do?</text:p>
      <text:p text:style-name="Normal">You know, it was in my head all along, but only now does it transform into words: I think we are meant to overcome this challenge. With only our pain as a guide, we are meant to overcome this challenge, to win every fight. Because, if we do, if we win such unfair fights, if we never falter, we will grow. So much. So, I think it's important. I don't ever want to forget it, then, to trust our pain. I don't ever want to forget it. But it will be so easy to forget. So easy. But, I don't want to lose. Something tells me that if we lose from now on, we'll have fucked up big time. We'll have broken something very important. Our pain. We'll have betrayed it. I don't want to ever forget. I don't want to lose. I really don't. But, how do we remember? And even if we do remember, who says that we'll be strong enough to win? I want to ask God for help, so what's stopping me? I don't know. I don't know. My pride? My selfishness? I don't know. Why am I not asking for his help? How stupid. Why. Maybe, it's important that we don't ask God for help. Maybe it is. </text:p>
      <text:p text:style-name="Normal">It's so weak, our pain. It's so incredibly weak. And we'll have to believe in it. I don't ever want to forget. I don't want to forget. I'm sure I will, and then what? Will every fight remind me? No, I have to be the one who reminds myself. When every fight comes, I have to be the one who reminds myself.</text:p>
      <text:p text:style-name="Normal"/>
      <text:p text:style-name="Normal">I'm feeling tired, but, let's end it here. Why shouldn't I masturbate, even only every once in a while? I don't know why, all we can do is believe in the pain that comes after we do. Believe in it, believe when it says that it's wrong. All we can do is have faith in ourselves.</text:p>
      <text:p text:style-name="Normal">So, all I can tell you is to have faith in your pain, to have faith in yourself.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